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7" style:family="table">
      <style:table-properties style:width="7.25in" table:align="margins"/>
    </style:style>
    <style:style style:name="Table7.A" style:family="table-column">
      <style:table-column-properties style:column-width="3.625in" style:rel-column-width="32767*"/>
    </style:style>
    <style:style style:name="Table7.B" style:family="table-column">
      <style:table-column-properties style:column-width="3.625in" style:rel-column-width="32768*"/>
    </style:style>
    <style:style style:name="Table8" style:family="table">
      <style:table-properties style:width="3.5625in" fo:margin-left="0.0042in" table:align="left"/>
    </style:style>
    <style:style style:name="Table8.A" style:family="table-column">
      <style:table-column-properties style:column-width="3.5625in"/>
    </style:style>
    <style:style style:name="Table8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625in" table:align="left"/>
    </style:style>
    <style:style style:name="Table9.A" style:family="table-column">
      <style:table-column-properties style:column-width="3.625in"/>
    </style:style>
    <style:style style:name="Table9.A1" style:family="table-cell">
      <style:table-cell-properties fo:background-color="transparent" fo:padding="0.0382in" fo:border="0.05pt solid #808080">
        <style:background-image/>
      </style:table-cell-properties>
    </style:style>
    <style:style style:name="Table1" style:family="table">
      <style:table-properties style:width="7.25in" table:align="margins"/>
    </style:style>
    <style:style style:name="Table1.A" style:family="table-column">
      <style:table-column-properties style:column-width="4.75in" style:rel-column-width="42936*"/>
    </style:style>
    <style:style style:name="Table1.B" style:family="table-column">
      <style:table-column-properties style:column-width="2.5in" style:rel-column-width="22599*"/>
    </style:style>
    <style:style style:name="Table1.A1" style:family="table-cell">
      <style:table-cell-properties fo:padding="0.0201in" fo:border-left="0.05pt solid #808080" fo:border-right="none" fo:border-top="0.05pt solid #808080" fo:border-bottom="none"/>
    </style:style>
    <style:style style:name="Table1.B1" style:family="table-cell">
      <style:table-cell-properties fo:padding="0.0201in" fo:border-left="0.05pt solid #808080" fo:border-right="0.05pt solid #808080" fo:border-top="0.05pt solid #808080" fo:border-bottom="none"/>
    </style:style>
    <style:style style:name="Table1.A2" style:family="table-cell">
      <style:table-cell-properties fo:padding="0.0201in" fo:border-left="0.05pt solid #808080" fo:border-right="none" fo:border-top="none" fo:border-bottom="0.05pt solid #808080"/>
    </style:style>
    <style:style style:name="Table1.B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4" style:family="table">
      <style:table-properties style:width="7.2639in" fo:margin-left="-0.0063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1.4167in"/>
    </style:style>
    <style:style style:name="Table4.C" style:family="table-column">
      <style:table-column-properties style:column-width="0.7917in"/>
    </style:style>
    <style:style style:name="Table4.D" style:family="table-column">
      <style:table-column-properties style:column-width="0.6771in"/>
    </style:style>
    <style:style style:name="Table4.E" style:family="table-column">
      <style:table-column-properties style:column-width="0.9792in"/>
    </style:style>
    <style:style style:name="Table4.F" style:family="table-column">
      <style:table-column-properties style:column-width="0.7708in"/>
    </style:style>
    <style:style style:name="Table4.G" style:family="table-column">
      <style:table-column-properties style:column-width="0.75in"/>
    </style:style>
    <style:style style:name="Table4.H" style:family="table-column">
      <style:table-column-properties style:column-width="0.941in"/>
    </style:style>
    <style:style style:name="Table4.A1" style:family="table-cell">
      <style:table-cell-properties style:vertical-align="" fo:background-color="transparent" fo:padding="0.0201in" fo:border="0.05pt solid #80808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4.H2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2.4333in" table:align="righ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0.9333in"/>
    </style:style>
    <style:style style:name="Table2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2.B1" style:family="table-cell">
      <style:table-cell-properties fo:padding="0.0201in" fo:border="0.05pt solid #808080"/>
    </style:style>
    <style:style style:name="Table5" style:family="table">
      <style:table-properties style:width="4.8125in" fo:margin-left="0.0042in" table:align="left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2.8125in"/>
    </style:style>
    <style:style style:name="Table5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P1" style:family="paragraph" style:parent-style-name="Footer">
      <style:text-properties officeooo:paragraph-rsid="00f9efff"/>
    </style:style>
    <style:style style:name="P2" style:family="paragraph" style:parent-style-name="Footer">
      <style:text-properties style:font-name="Source Sans Pro" fo:font-size="10pt" officeooo:rsid="0020b251" officeooo:paragraph-rsid="00f9efff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5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7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9" style:family="paragraph" style:parent-style-name="Standard">
      <style:text-properties style:font-name="Liberation Sans1" fo:font-size="10pt" officeooo:paragraph-rsid="00e7ff82" style:font-size-asian="10pt" style:font-size-complex="10pt"/>
    </style:style>
    <style:style style:name="P10" style:family="paragraph" style:parent-style-name="Standard">
      <style:text-properties style:font-name="Liberation Sans1" fo:font-size="10pt" officeooo:rsid="00455d0f" officeooo:paragraph-rsid="00e7ff82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Liberation Sans1" fo:font-size="10pt" officeooo:rsid="00ec3cd9" officeooo:paragraph-rsid="00ec3cd9" style:font-size-asian="10pt" style:font-size-complex="10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Liberation Sans1" fo:font-size="10.5pt" fo:font-weight="bold" officeooo:rsid="00e50a80" officeooo:paragraph-rsid="00e50a80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e417cf" style:font-size-asian="11pt" style:font-size-complex="11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ans1" fo:font-size="11pt" style:text-underline-style="none" fo:font-weight="bold" officeooo:rsid="00df7ed3" officeooo:paragraph-rsid="00e417cf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Liberation Sans1" officeooo:paragraph-rsid="0033305e"/>
    </style:style>
    <style:style style:name="P17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normal" officeooo:rsid="001bb431" officeooo:paragraph-rsid="00e417c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e417cf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417cf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7ff82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e417cf" style:font-size-asian="8pt" style:font-weight-asian="bold" style:font-size-complex="8pt" style:font-weight-complex="bold"/>
    </style:style>
    <style:style style:name="P23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complex="10pt"/>
    </style:style>
    <style:style style:name="P24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f269cb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f269cb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Text_20_body">
      <style:text-properties style:font-name="Liberation Sans1" officeooo:paragraph-rsid="007d543b"/>
    </style:style>
    <style:style style:name="P2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e417cf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ec3cd9" style:font-size-asian="8pt" style:font-weight-asian="bold" style:font-size-complex="8pt" style:font-weight-complex="bold"/>
    </style:style>
    <style:style style:name="P29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e417cf" style:font-size-asian="8pt" style:font-size-complex="8pt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ec3cd9" style:font-size-asian="10pt" style:font-weight-asian="bold" style:font-size-complex="10pt" style:font-weight-complex="bold"/>
    </style:style>
    <style:style style:name="P32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33" style:family="paragraph" style:parent-style-name="Table_20_Heading">
      <style:paragraph-properties fo:line-height="100%"/>
      <style:text-properties style:font-name="Liberation Sans1" fo:font-size="9pt" officeooo:rsid="00f9efff" officeooo:paragraph-rsid="00f9efff" style:font-size-asian="9pt" style:font-size-complex="9pt"/>
    </style:style>
    <style:style style:name="P34" style:family="paragraph" style:parent-style-name="Table_20_Contents">
      <style:text-properties style:font-name="Liberation Sans1" fo:font-size="10pt" style:font-size-asian="10pt" style:font-size-complex="10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36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f7178" style:font-size-asian="10pt" style:font-size-complex="10pt"/>
    </style:style>
    <style:style style:name="P38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39" style:family="paragraph" style:parent-style-name="Table_20_Contents">
      <style:text-properties style:font-name="Liberation Sans1" fo:font-size="10pt" officeooo:rsid="00ec3cd9" officeooo:paragraph-rsid="00ec3cd9" style:font-size-asian="10pt" style:font-size-complex="10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d633da" officeooo:paragraph-rsid="00ef7178" style:font-size-asian="10pt" style:font-size-complex="10pt"/>
    </style:style>
    <style:style style:name="P41" style:family="paragraph" style:parent-style-name="Table_20_Contents">
      <style:paragraph-properties fo:line-height="100%" fo:text-align="end" style:justify-single-word="false"/>
      <style:text-properties style:font-name="Liberation Sans1" fo:font-size="10pt" officeooo:rsid="00d633da" officeooo:paragraph-rsid="00ef7178" style:font-size-asian="10pt" style:font-size-complex="10pt"/>
    </style:style>
    <style:style style:name="P42" style:family="paragraph" style:parent-style-name="Table_20_Contents">
      <style:paragraph-properties fo:line-height="100%" fo:text-align="end" style:justify-single-word="false"/>
      <style:text-properties style:font-name="Liberation Sans1" fo:font-size="10pt" officeooo:rsid="00d633da" officeooo:paragraph-rsid="00f8c236" style:font-size-asian="10pt" style:font-size-complex="10pt"/>
    </style:style>
    <style:style style:name="P43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46" style:family="paragraph" style:parent-style-name="Table_20_Contents">
      <style:text-properties style:font-name="Liberation Sans1" fo:font-size="9pt" fo:font-weight="bold" officeooo:rsid="00f9efff" officeooo:paragraph-rsid="00f8c236" style:font-size-asian="9pt" style:font-weight-asian="bold" style:font-size-complex="9pt" style:font-weight-complex="bold"/>
    </style:style>
    <style:style style:name="P47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48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f269cb" style:font-size-asian="10.5pt" style:font-weight-asian="normal" style:font-size-complex="10.5pt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asian="10pt" style:font-size-complex="10pt"/>
    </style:style>
    <style:style style:name="P50" style:family="paragraph" style:parent-style-name="Frame_20_contents">
      <style:paragraph-properties fo:text-align="center" style:justify-single-word="false"/>
    </style:style>
    <style:style style:name="P51" style:family="paragraph" style:parent-style-name="Standard">
      <style:paragraph-properties fo:break-before="page"/>
      <style:text-properties style:font-name="Liberation Sans1" officeooo:paragraph-rsid="00e7ff82"/>
    </style:style>
    <style:style style:name="P5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c3cd9" style:font-size-asian="10pt" style:font-size-complex="10pt"/>
    </style:style>
    <style:style style:name="P5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5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f269cb" style:font-size-asian="10.5pt" style:font-weight-asian="normal" style:font-size-complex="10.5pt" style:font-weight-complex="normal"/>
    </style:style>
    <style:style style:name="P5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417cf" style:font-size-asian="10.5pt" style:font-weight-asian="normal" style:font-size-complex="10.5pt" style:font-weight-complex="normal"/>
    </style:style>
    <style:style style:name="P5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417cf" style:font-size-asian="10pt" style:font-weight-asian="normal" style:font-size-complex="10pt" style:font-weight-complex="normal"/>
    </style:style>
    <style:style style:name="P57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f269cb" style:font-size-asian="10pt" style:font-weight-asian="normal" style:font-size-complex="10pt" style:font-weight-complex="normal"/>
    </style:style>
    <style:style style:name="T1" style:family="text">
      <style:text-properties style:font-name="Source Sans Pro" fo:font-size="10pt" officeooo:rsid="00df568b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fo:font-size="11pt" officeooo:rsid="001bb431" style:font-size-asian="11pt" style:font-size-complex="11pt"/>
    </style:style>
    <style:style style:name="T4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5" style:family="text">
      <style:text-properties officeooo:rsid="0020a2d7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20a2d7" style:font-size-asian="10.5pt" style:font-size-complex="10.5pt"/>
    </style:style>
    <style:style style:name="T8" style:family="text">
      <style:text-properties fo:font-size="10.5pt" officeooo:rsid="000f7dc7" style:font-size-asian="10.5pt" style:font-size-complex="10.5pt"/>
    </style:style>
    <style:style style:name="T9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10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1" style:family="text">
      <style:text-properties officeooo:rsid="0094df37"/>
    </style:style>
    <style:style style:name="T12" style:family="text">
      <style:text-properties officeooo:rsid="00bfcdb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0a2d7" style:font-weight-asian="bold" style:font-weight-complex="bold"/>
    </style:style>
    <style:style style:name="T15" style:family="text">
      <style:text-properties officeooo:rsid="000a558d"/>
    </style:style>
    <style:style style:name="T16" style:family="text">
      <style:text-properties officeooo:rsid="001bb431"/>
    </style:style>
    <style:style style:name="T17" style:family="text">
      <style:text-properties officeooo:rsid="00d633da"/>
    </style:style>
    <style:style style:name="T18" style:family="text">
      <style:text-properties fo:font-weight="normal" officeooo:rsid="001bb431" style:font-size-asian="10pt" style:font-weight-asian="normal" style:font-weight-complex="normal"/>
    </style:style>
    <style:style style:name="T19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0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3" style:family="text">
      <style:text-properties officeooo:rsid="00d68365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placeholder text:placeholder-type="text">&lt;for each="invoice in objects"&gt;</text:placeholder></text:p>
      <text:p text:style-name="P21"><text:placeholder text:placeholder-type="text">&lt;if test="invoice.numero_autorizacion"&gt;</text:placeholder></text:p>
      <text:p text:style-name="P16"/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Table_20_Contents"><draw:frame draw:style-name="fr1" draw:name="image: (StringIO(str(company.logo)), 'image/jpeg')" text:anchor-type="paragraph" svg:x="0.5563in" svg:y="0.1472in" style:rel-width="73%" svg:height="1.0543in" draw:z-index="0"><draw:text-box fo:min-height="20%" fo:min-width="2.6311in"><text:p text:style-name="P50"/><text:p text:style-name="P50"/><text:p text:style-name="P50"/><text:p text:style-name="P50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8"><text:placeholder text:placeholder-type="text">&lt;invoice.company.party.name&gt;</text:placeholder></text:p>
                  <text:p text:style-name="P48"><text:placeholder text:placeholder-type="text">&lt;if test="company.party.commercial_name"&gt;</text:placeholder></text:p>
                  <text:p text:style-name="P48"><text:placeholder text:placeholder-type="text">&lt;company.party.commercial_name&gt;</text:placeholder></text:p>
                  <text:p text:style-name="P25"><text:placeholder text:placeholder-type="text">&lt;/if&gt;</text:placeholder></text:p>
                  <text:p text:style-name="P54"><text:placeholder text:placeholder-type="text">&lt;if test="company.party.addresses"&gt;</text:placeholder></text:p>
                  <text:p text:style-name="P57"><text:span text:style-name="T14"><text:placeholder text:placeholder-type="text">&lt;company.party.addresses[0].city&gt;</text:placeholder></text:span><text:span text:style-name="T5">-</text:span><text:span text:style-name="T14">Ecuador</text:span></text:p>
                  <text:p text:style-name="P24"><text:placeholder text:placeholder-type="text">&lt;/if&gt;</text:placeholder></text:p>
                  <text:p text:style-name="P54"><text:placeholder text:placeholder-type="text">&lt;if test="company.party.phone"&gt;</text:placeholder></text:p>
                  <text:p text:style-name="P57"><text:span text:style-name="T23">Teléfonos:</text:span><text:span text:style-name="T23"><text:placeholder text:placeholder-type="text">&lt;company.party.phone&gt;</text:placeholder></text:span></text:p>
                  <text:p text:style-name="P24"><text:placeholder text:placeholder-type="text">&lt;/if&gt;</text:placeholder></text:p>
                  <text:p text:style-name="P53"><text:placeholder text:placeholder-type="text">&lt;if test="company.party.addresses"&gt;</text:placeholder></text:p>
                  <text:p text:style-name="P56">Direcció<text:span text:style-name="T5">n </text:span>matriz<text:span text:style-name="T5">: </text:span><text:span text:style-name="T7"><text:placeholder text:placeholder-type="text">&lt;company.party.addresses[0].street&gt;</text:placeholder></text:span></text:p>
                  <text:p text:style-name="P55"><text:placeholder text:placeholder-type="text">&lt;/if&gt;</text:placeholder></text:p>
                  <text:p text:style-name="P56">Direcció<text:span text:style-name="T5">n sucursal:</text:span><text:span text:style-name="T7"> </text:span></text:p>
                  <text:p text:style-name="P53"><text:placeholder text:placeholder-type="text">&lt;if test="company.party.contribuyente_especial_nro"&gt;</text:placeholder></text:p>
                  <text:p text:style-name="P56">Contribuyente especial Nro.: <text:span text:style-name="T7"><text:placeholder text:placeholder-type="text">&lt;company.party.contribuyente_especial_nro&gt;</text:placeholder></text:span></text:p>
                  <text:p text:style-name="P55"><text:placeholder text:placeholder-type="text">&lt;/if&gt;</text:placeholder></text:p>
                  <text:p text:style-name="P23"><text:span text:style-name="T18">Obligado a llevar contabilidad:</text:span><text:span text:style-name="T4"> </text:span><text:span text:style-name="T9"><text:placeholder text:placeholder-type="text">&lt;invoice.company.party.mandatory_accounting&gt;</text:placeholder></text:span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0"><text:placeholder text:placeholder-type="text">&lt;if test="invoice.party.vat_code"&gt;</text:placeholder></text:p>
                  <text:p text:style-name="P49"><text:span text:style-name="T8"><text:s text:c="2"/></text:span><text:span text:style-name="T10">RUC</text:span><text:span text:style-name="T6">: </text:span><text:span text:style-name="T6"><text:placeholder text:placeholder-type="text">&lt;invoice.company.party.vat_code&gt;</text:placeholder></text:span></text:p>
                  <text:p text:style-name="P19"><text:placeholder text:placeholder-type="text">&lt;/if&gt;</text:placeholder></text:p>
                  <text:p text:style-name="P15">COMPROBANTE DE RETENCIÓN</text:p>
                  <text:p text:style-name="P14"><text:span text:style-name="T19">N°:</text:span><text:span text:style-name="T19"><text:placeholder text:placeholder-type="text">&lt;invoice.number and ' ' + invoice.number or ''&gt;</text:placeholder></text:span></text:p>
                  <text:p text:style-name="P8">NUMERO DE AUTORIZACIÓN</text:p>
                  <text:p text:style-name="P27"><text:placeholder text:placeholder-type="text">&lt;invoice.numero_autorizacion&gt;</text:placeholder></text:p>
                  <text:p text:style-name="P29"><text:span text:style-name="T20">A</text:span><text:span text:style-name="T21">MBIENTE: </text:span><text:span text:style-name="T22">PRODUCCIÓN</text:span></text:p>
                  <text:p text:style-name="P30">EMISION: NORMAL</text:p>
                  <text:p text:style-name="P31"><draw:frame draw:style-name="fr1" draw:name="image: (StringIO(str(barcode_img)), 'image/jpeg')" text:anchor-type="paragraph" svg:x="0.0047in" svg:y="0.2736in" style:rel-width="100%" svg:height="0.2783in" draw:z-index="1"><draw:text-box fo:min-height="10%" fo:min-width="3.5457in"><text:p text:style-name="P50"/></draw:text-box></draw:frame>CLAVE DE ACCESO:</text:p>
                  <text:p text:style-name="P28"><text:placeholder text:placeholder-type="text">&lt;invoice.numero_autorizacion&gt;</text:placeholder></text:p>
                </table:table-cell>
              </table:table-row>
            </table:table>
            <text:p text:style-name="P22"/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<text:span text:style-name="T16">Razón social/Nombre y Apellidos: </text:span><text:span text:style-name="T16"><text:placeholder text:placeholder-type="text">&lt;invoice.party.name&gt;</text:placeholder></text:span></text:p>
          </table:table-cell>
          <table:table-cell table:style-name="Table1.B1" office:value-type="string">
            <text:p text:style-name="P11">C.I./RUC: <text:placeholder text:placeholder-type="text">&lt;invoice.party.vat_number&gt;</text:placeholder></text:p>
          </table:table-cell>
        </table:table-row>
        <table:table-row>
          <table:table-cell table:style-name="Table1.A2" office:value-type="string">
            <text:p text:style-name="P39">Fecha emmisión: <text:placeholder text:placeholder-type="text">&lt;invoice.withholding_date&gt;</text:placeholder></text:p>
          </table:table-cell>
          <table:table-cell table:style-name="Table1.B2" office:value-type="string">
            <text:p text:style-name="P34"/>
          </table:table-cell>
        </table:table-row>
      </table:table>
      <text:p text:style-name="P4"/>
      <text:p text:style-name="P4"><text:placeholder text:placeholder-type="text">&lt;if test="invoice.type == 'in_withholding'"&gt;</text:placeholder>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table:number-columns-spanned="8" office:value-type="string">
              <text:p text:style-name="P33">DETALL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4.A2" office:value-type="string">
            <text:p text:style-name="P32">Comprobante</text:p>
          </table:table-cell>
          <table:table-cell table:style-name="Table4.A2" office:value-type="string">
            <text:p text:style-name="P32">N<text:span text:style-name="T11">ú</text:span>mero</text:p>
          </table:table-cell>
          <table:table-cell table:style-name="Table4.A2" office:value-type="string">
            <text:p text:style-name="P32">Fecha de Emisión</text:p>
          </table:table-cell>
          <table:table-cell table:style-name="Table4.A2" office:value-type="string">
            <text:p text:style-name="P32">Ejercicio Fiscal</text:p>
          </table:table-cell>
          <table:table-cell table:style-name="Table4.A2" office:value-type="string">
            <text:p text:style-name="P32">Base imponible <text:s/>Retención</text:p>
          </table:table-cell>
          <table:table-cell table:style-name="Table4.A2" office:value-type="string">
            <text:p text:style-name="P32">Impuesto</text:p>
          </table:table-cell>
          <table:table-cell table:style-name="Table4.A2" office:value-type="string">
            <text:p text:style-name="P32">Porcentaje Retención</text:p>
          </table:table-cell>
          <table:table-cell table:style-name="Table4.H2" office:value-type="string">
            <text:p text:style-name="P32">Valor Retenido</text:p>
          </table:table-cell>
        </table:table-row>
        <table:table-row>
          <table:table-cell table:style-name="Table4.A2" office:value-type="string">
            <text:p text:style-name="P17"><text:placeholder text:placeholder-type="text">&lt;for each="tax in invoice.taxes"&gt;</text:placeholder>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H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43">FACTURA</text:p>
          </table:table-cell>
          <table:table-cell table:style-name="Table4.A2" office:value-type="string">
            <text:p text:style-name="P5"><text:placeholder text:placeholder-type="text">&lt;invoice.number_w&gt;</text:placeholder></text:p>
          </table:table-cell>
          <table:table-cell table:style-name="Table4.A2" office:value-type="string">
            <text:p text:style-name="P5"><text:placeholder text:placeholder-type="text">&lt;invoice.withholding_date&gt;</text:placeholder></text:p>
          </table:table-cell>
          <table:table-cell table:style-name="Table4.A2" office:value-type="string">
            <text:p text:style-name="P35"><text:placeholder text:placeholder-type="text">&lt;invoice.move.period.name&gt;</text:placeholder></text:p>
          </table:table-cell>
          <table:table-cell table:style-name="Table4.A2" office:value-type="string">
            <text:p text:style-name="P40"><text:placeholder text:placeholder-type="text">&lt;formatLang(tax.base, invoice.party.lang, currency=invoice.currency)&gt;</text:placeholder></text:p>
          </table:table-cell>
          <table:table-cell table:style-name="Table4.A2" office:value-type="string">
            <text:p text:style-name="P45"><text:placeholder text:placeholder-type="text">&lt;tax.tipo&gt;</text:placeholder></text:p>
            <text:p text:style-name="P6"/>
          </table:table-cell>
          <table:table-cell table:style-name="Table4.A2" office:value-type="string">
            <text:p text:style-name="P37"><text:span text:style-name="T17"><text:placeholder text:placeholder-type="text">&lt;tax.tax.rate*(-100)&gt;</text:placeholder></text:span>%</text:p>
          </table:table-cell>
          <table:table-cell table:style-name="Table4.H2" office:value-type="string">
            <text:p text:style-name="P41"><text:placeholder text:placeholder-type="text">&lt;formatLang(tax.amount*(-1), invoice.party.lang, currency=invoice.currency)&gt;</text:placeholder></text:p>
          </table:table-cell>
        </table:table-row>
        <text:soft-page-break/>
        <table:table-row>
          <table:table-cell table:style-name="Table4.A2" office:value-type="string">
            <text:p text:style-name="P17"><text:placeholder text:placeholder-type="text">&lt;/for&gt;</text:placeholder>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6"/>
          </table:table-cell>
          <table:table-cell table:style-name="Table4.H2" office:value-type="string">
            <text:p text:style-name="P36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TOTAL RETENIDO</text:p>
          </table:table-cell>
          <table:table-cell table:style-name="Table2.B1" office:value-type="string">
            <text:p text:style-name="P42"><text:placeholder text:placeholder-type="text">&lt;formatLang(invoice.total_amount2, invoice.party.lang, currency=invoice.currency)&gt;</text:placeholder>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4"><text:span text:style-name="T12">I</text:span>NFORMACIÓN ADICIONAL</text:p>
            </table:table-cell>
            <table:table-cell table:style-name="Table5.B1" office:value-type="string">
              <text:p text:style-name="P44"/>
            </table:table-cell>
          </table:table-row>
        </table:table-header-rows>
        <table:table-row>
          <table:table-cell table:style-name="Table5.A2" office:value-type="string">
            <text:p text:style-name="P38"><text:span text:style-name="T13">Dirección</text:span>: <text:s/></text:p>
          </table:table-cell>
          <table:table-cell table:style-name="Table5.B2" office:value-type="string">
            <text:p text:style-name="P12"><text:placeholder text:placeholder-type="text">&lt;invoice.party.addresses[0].street&gt;</text:placeholder></text:p>
          </table:table-cell>
        </table:table-row>
        <table:table-row>
          <table:table-cell table:style-name="Table5.A3" office:value-type="string">
            <text:p text:style-name="P44">Email: </text:p>
          </table:table-cell>
          <table:table-cell table:style-name="Table5.B3" office:value-type="string">
            <text:p text:style-name="P47"><text:span text:style-name="T15"><text:s/></text:span><text:span text:style-name="T15"><text:placeholder text:placeholder-type="text">&lt;invoice.party.email&gt;</text:placeholder></text:span></text:p>
          </table:table-cell>
        </table:table-row>
      </table:table>
      <text:p text:style-name="P7"/>
      <text:p text:style-name="P9"><text:placeholder text:placeholder-type="text">&lt;/if&gt;</text:placeholder></text:p>
      <text:p text:style-name="P10"><text:placeholder text:placeholder-type="text">&lt;/if &gt;</text:placeholder></text:p>
      <text:p text:style-name="P26"><text:span text:style-name="T3"><text:placeholder text:placeholder-type="text">&lt;/for&gt;</text:placeholder></text:span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f9efff"/>
    </style:style>
    <style:style style:name="MP2" style:family="paragraph" style:parent-style-name="Footer">
      <style:text-properties style:font-name="Source Sans Pro" fo:font-size="10pt" officeooo:rsid="0020b251" officeooo:paragraph-rsid="00f9efff" style:font-size-asian="10pt" style:font-size-complex="10pt"/>
    </style:style>
    <style:style style:name="MT1" style:family="text">
      <style:text-properties style:font-name="Source Sans Pro" fo:font-size="10pt" officeooo:rsid="00df568b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c</text:span></text:p>
        <text:p text:style-name="MP2"/>
        <text:p text:style-name="MP2">Consulte sus comprobantes electrónicos en: http://comprobantes.nodux.e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7" meta:image-count="0" meta:object-count="0" meta:page-count="2" meta:paragraph-count="66" meta:word-count="145" meta:character-count="1854" meta:non-whitespace-character-count="1766"/>
    <meta:user-defined meta:name="Info 1"/>
    <meta:user-defined meta:name="Info 2"/>
    <meta:user-defined meta:name="Info 3"/>
    <meta:user-defined meta:name="Info 4"/>
  </office:meta>
</office:document-meta>
</file>